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5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1.5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ff200" draw:textarea-horizontal-align="justify" draw:textarea-vertical-align="middle" draw:auto-grow-height="false" fo:min-height="2.29cm" fo:min-width="6.104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5.562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5cm"/>
    </style:style>
    <style:style style:name="gr10" style:family="graphic" style:parent-style-name="standard">
      <style:graphic-properties draw:fill-color="#fff200" draw:textarea-horizontal-align="justify" draw:textarea-vertical-align="middle" draw:auto-grow-height="false" fo:min-height="1.274cm" fo:min-width="21.85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200" draw:textarea-horizontal-align="justify" draw:textarea-vertical-align="middle" draw:auto-grow-height="false" fo:min-height="2.256cm" fo:min-width="4.54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8.102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3.022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  <style:text-properties fo:font-size="2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48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2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style:paragraph-properties fo:margin-left="0cm" fo:margin-right="0cm" fo:margin-top="0.4cm" fo:margin-bottom="0cm" fo:line-height="100%" fo:text-indent="0cm"/>
    </style:style>
    <style:style style:name="P14" style:family="paragraph">
      <style:paragraph-properties fo:margin-top="0.5cm" fo:margin-bottom="0cm"/>
    </style:style>
    <style:style style:name="T1" style:family="text">
      <style:text-properties fo:font-size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text-position="33% 58%" fo:font-size="44pt" style:font-size-asian="44pt" style:font-size-complex="4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057cm" svg:height="1.195cm" svg:x="7.366cm" svg:y="6.35cm">
          <draw:text-box>
            <text:p><text:span text:style-name="T1">0002 – evdev and events for Python</text:span></text:p>
          </draw:text-box>
        </draw:frame>
        <draw:frame draw:style-name="gr2" draw:text-style-name="P2" draw:layer="layout" svg:width="5.751cm" svg:height="1.673cm" svg:x="21.681cm" svg:y="13.462cm">
          <draw:text-box>
            <text:p>Python Hack Night<text:line-break/>December 2018</text:p>
          </draw:text-box>
        </draw:frame>
        <draw:frame draw:style-name="gr3" draw:text-style-name="P3" draw:layer="layout" svg:width="22.098cm" svg:height="3.095cm" svg:x="4.572cm" svg:y="3.509cm">
          <draw:text-box>
            <text:p><text:span text:style-name="T2">Nothing Ever Happens ‘Round Her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elcome</text:p>
              </text:list-item>
              <text:list-item>
                <text:p>Python News for the Month</text:p>
              </text:list-item>
              <text:list-item>
                <text:p>Introductions</text:p>
              </text:list-item>
              <text:list-item>
                <text:p>Monthly Presentation</text:p>
              </text:list-item>
              <text:list-item>
                <text:p>Python Jobs</text:p>
              </text:list-item>
              <text:list-item>
                <text:p>Upcoming Events<text:line-break/><text:line-break/><text:line-break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Welcom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ython Hack Night Goals</text:p>
                <text:list>
                  <text:list-item>
                    <text:p>Build a sustainable, supportive group that values diversity and open practice</text:p>
                  </text:list-item>
                  <text:list-item>
                    <text:p>Promote education and discussion to further people’s understanding of Python</text:p>
                  </text:list-item>
                  <text:list-item>
                    <text:p>Collaborate on public projects that are open source</text:p>
                  </text:list-item>
                  <text:list-item>
                    <text:p>Share opportunities and resources to grow the community</text:p>
                  </text:list-item>
                </text:list>
                <text:p><text:line-break/><text:line-break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Python News for the Month<text:span text:style-name="T3">*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heck out Responder (http://python-responder.org), suggested by Chris </text:p>
                <text:list>
                  <text:list-item>
                    <text:p>Uses modern Python, is asyncio based (better real-time), can be used to write responsive API’s or web apps</text:p>
                    <text:p/>
                  </text:list-item>
                </text:list>
              </text:list-item>
              <text:list-item>
                <text:p>Malicious modules found in Python repository (PyPi)</text:p>
                <text:list>
                  <text:list-item>
                    <text:p>Improvements to PyPi are coming, be aware of the modules you are using</text:p>
                    <text:p><text:span text:style-name="T4"><text:a xlink:href="https://www.zdnet.com/article/twelve-malicious-python-libraries-found-and-removed-from-pypi/" xlink:type="simple">https://www.zdnet.com/article/twelve-malicious-python-libraries-found-and-removed-from-pypi/</text:a></text:span></text:p>
                    <text:p><text:span text:style-name="T5"/></text:p>
                  </text:list-item>
                </text:list>
              </text:list-item>
              <text:list-item>
                <text:p>Want to learn Python, check out a quest to learn Python in the open:</text:p>
                <text:list>
                  <text:list-item>
                    <text:p>‘100 Days of code - Creating my personal Magical Universe’ (http://alpopkes.com/year-archive/)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23.368cm" svg:height="1.163cm" svg:x="4.318cm" svg:y="14.331cm">
          <draw:text-box>
            <text:p>* Includes interesting stuff from ‘Talk Python to Me’ and ‘Python Bytes’ podcasts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Introduct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Let everybody know who you are</text:p>
                <text:list>
                  <text:list-item>
                    <text:p>Your name</text:p>
                  </text:list-item>
                  <text:list-item>
                    <text:p>Your interest in Python</text:p>
                  </text:list-item>
                  <text:list-item>
                    <text:p>Suggested topics</text:p>
                  </text:list-item>
                </text:list>
                <text:p><text:line-break/><text:line-break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6" draw:layer="layout" svg:width="22.02cm" svg:height="2.143cm" svg:x="3.81cm" svg:y="5.842cm">
          <draw:text-box>
            <text:p><text:span text:style-name="T6">MONTHLY PRESENTA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Gamepad Proje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blem Statement<text:line-break/><text:line-break/>People are comfortable with game pad-type controllers but configuring them for general purpose<text:line-break/>applications can be difficult. <text:s/>Flexibly re-mapping buttons or analog inputs is not easy. <text:s/>Connecting game pad to MQTT would ease integration with community projects like Kegbot.</text:p>
                <text:list>
                  <text:list-header>
                    <text:p/>
                  </text:list-header>
                </text:list>
              </text:list-item>
              <text:list-item>
                <text:p>Goals</text:p>
                <text:list>
                  <text:list-item>
                    <text:p>Figure out a cool name</text:p>
                  </text:list-item>
                  <text:list-item>
                    <text:p>Collaborate on an open source project</text:p>
                  </text:list-item>
                  <text:list-item>
                    <text:p>Create a game pad controller driver for robots like kegbot</text:p>
                  </text:list-item>
                  <text:list-item>
                    <text:p>Get to know Python and some of its popular modules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Shall support USB game pads</text:p>
              </text:list-item>
              <text:list-item>
                <text:p text:style-name="P7">Shall support set up for game pad by ID, if gamepad is changed</text:p>
              </text:list-item>
              <text:list-item>
                <text:p text:style-name="P7">Shall be able to assign MQTT topics to specified keys/inputs</text:p>
                <text:list>
                  <text:list-item>
                    <text:p text:style-name="P8">See RetroPie start up for example</text:p>
                  </text:list-item>
                </text:list>
              </text:list-item>
              <text:list-item>
                <text:p text:style-name="P8">Shall have a diagnostics web page to see what is output from the gamepad</text:p>
              </text:list-item>
              <text:list-item>
                <text:p text:style-name="P8">Could support input keys, if a user had a keyboard connected</text:p>
              </text:list-item>
              <text:list-item>
                <text:p text:style-name="P8">Any other features??</text:p>
                <text:p text:style-name="P8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Component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python 3.x</text:p>
                <text:list>
                  <text:list-item>
                    <text:p text:style-name="P8">the latest Python (‘python 3’) on most systems, including RPi, Linux<text:line-break/></text:p>
                  </text:list-item>
                </text:list>
              </text:list-item>
              <text:list-item>
                <text:p text:style-name="P8">evdev</text:p>
                <text:list>
                  <text:list-item>
                    <text:p text:style-name="P8">a general purpose input interface for Linux (keyboards, gamepads, etc)<text:line-break/></text:p>
                  </text:list-item>
                </text:list>
              </text:list-item>
              <text:list-item>
                <text:p text:style-name="P8">responder</text:p>
                <text:list>
                  <text:list-item>
                    <text:p text:style-name="P8">for configuration UI. <text:s/>responder is a new async framework for HTTP services (web pages, REST Api’s)<text:line-break/></text:p>
                  </text:list-item>
                </text:list>
              </text:list-item>
              <text:list-item>
                <text:p text:style-name="P7">paho-mqtt </text:p>
                <text:list>
                  <text:list-item>
                    <text:p text:style-name="P8">kegbot’s message bus, MQTT is a lightweight pub/sub messaging protocol<text:line-break/></text:p>
                  </text:list-item>
                </text:list>
              </text:list-item>
              <text:list-item>
                <text:p text:style-name="P8">systemd</text:p>
                <text:list>
                  <text:list-item>
                    <text:p text:style-name="P8">start and control <text:s/>driver script at boot-up or restar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Architecture</text:p>
          </draw:text-box>
        </draw:frame>
        <draw:custom-shape draw:style-name="gr7" draw:text-style-name="P10" draw:layer="layout" svg:width="6.604cm" svg:height="2.54cm" svg:x="4.826cm" svg:y="12.192cm">
          <text:p text:style-name="P9"><text:span text:style-name="T7">Gamepad</text:span></text:p>
          <text:p text:style-name="P9"/>
          <text:p text:style-name="P9">Hat1 <text:s text:c="8"/>A,B,X,Y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096cm" svg:height="2.54cm" svg:x="13.208cm" svg:y="12.192cm">
          <text:p text:style-name="P9"><text:span text:style-name="T7">Motors</text:span></text:p>
          <text:p text:style-name="P9"/>
          <text:p text:style-name="P9">Left <text:s text:c="11"/>Right</text:p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245cm" svg:height="0.962cm" svg:x="0.762cm" svg:y="12.7cm">
          <draw:text-box>
            <text:p>Hardware</text:p>
          </draw:text-box>
        </draw:frame>
        <draw:custom-shape draw:style-name="gr8" draw:text-style-name="P11" draw:layer="layout" svg:width="6.096cm" svg:height="2.54cm" svg:x="21.082cm" svg:y="12.192cm">
          <text:p text:style-name="P9"><text:span text:style-name="T7">Catapult</text:span><text:line-break/><text:line-break/>Load <text:s text:c="6"/>Fire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2.352cm" svg:height="1.524cm" svg:x="4.826cm" svg:y="7.874cm">
          <text:p text:style-name="P9">MQTT BUS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7.366cm" svg:y1="12.192cm" svg:x2="7.366cm" svg:y2="9.398cm">
          <text:p/>
        </draw:line>
        <draw:line draw:style-name="gr11" draw:text-style-name="P11" draw:layer="layout" svg:x1="16.51cm" svg:y1="9.652cm" svg:x2="16.51cm" svg:y2="12.192cm">
          <text:p/>
        </draw:line>
        <draw:line draw:style-name="gr11" draw:text-style-name="P11" draw:layer="layout" svg:x1="15.494cm" svg:y1="12.192cm" svg:x2="15.494cm" svg:y2="9.398cm">
          <text:p/>
        </draw:line>
        <draw:line draw:style-name="gr11" draw:text-style-name="P11" draw:layer="layout" svg:x1="24.13cm" svg:y1="9.652cm" svg:x2="24.13cm" svg:y2="11.938cm">
          <text:p/>
        </draw:line>
        <draw:frame draw:style-name="gr12" draw:text-style-name="P2" draw:layer="layout" svg:width="3.914cm" svg:height="0.962cm" svg:x="0cm" svg:y="4.572cm">
          <draw:text-box>
            <text:p>Applications</text:p>
          </draw:text-box>
        </draw:frame>
        <draw:frame draw:style-name="gr13" draw:text-style-name="P2" draw:layer="layout" svg:width="1.594cm" svg:height="0.962cm" svg:x="1.962cm" svg:y="8.128cm">
          <draw:text-box>
            <text:p>Bus</text:p>
          </draw:text-box>
        </draw:frame>
        <draw:custom-shape draw:style-name="gr14" draw:text-style-name="P10" draw:layer="layout" svg:width="5.08cm" svg:height="2.54cm" svg:x="4.826cm" svg:y="4.064cm">
          <text:p text:style-name="P9"><text:span text:style-name="T7">Web App</text:span><text:line-break/><text:line-break/>Config <text:s text:c="3"/>Status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8.636cm" svg:height="2.54cm" svg:x="18.796cm" svg:y="4.064cm">
          <text:p text:style-name="P9"><text:span text:style-name="T7">Node Red</text:span><text:line-break/><text:line-break/>Event Views <text:s text:c="4"/>UI <text:s text:c="4"/>Sound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556cm" svg:height="2.54cm" svg:x="10.414cm" svg:y="4.064cm">
          <text:p text:style-name="P9"><text:span text:style-name="T7">Vision</text:span><text:line-break/><text:line-break/>April Tags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3.556cm" svg:height="2.54cm" svg:x="14.478cm" svg:y="4.064cm">
          <text:p text:style-name="P9"><text:span text:style-name="T7">Navigation</text:span><text:line-break/><text:line-break/>Path Plan.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7.874cm" svg:y1="6.841cm" svg:x2="7.874cm" svg:y2="7.874cm">
          <text:p/>
        </draw:line>
        <draw:line draw:style-name="gr11" draw:text-style-name="P11" draw:layer="layout" svg:x1="7.112cm" svg:y1="7.874cm" svg:x2="7.112cm" svg:y2="6.738cm">
          <text:p/>
        </draw:line>
        <draw:line draw:style-name="gr11" draw:text-style-name="P11" draw:layer="layout" svg:x1="12.7cm" svg:y1="6.707cm" svg:x2="12.7cm" svg:y2="7.74cm">
          <text:p/>
        </draw:line>
        <draw:line draw:style-name="gr11" draw:text-style-name="P11" draw:layer="layout" svg:x1="11.938cm" svg:y1="7.74cm" svg:x2="11.938cm" svg:y2="6.604cm">
          <text:p/>
        </draw:line>
        <draw:line draw:style-name="gr11" draw:text-style-name="P11" draw:layer="layout" svg:x1="16.256cm" svg:y1="6.707cm" svg:x2="16.256cm" svg:y2="7.74cm">
          <text:p/>
        </draw:line>
        <draw:line draw:style-name="gr11" draw:text-style-name="P11" draw:layer="layout" svg:x1="15.494cm" svg:y1="7.74cm" svg:x2="15.494cm" svg:y2="6.604cm">
          <text:p/>
        </draw:line>
        <draw:line draw:style-name="gr11" draw:text-style-name="P11" draw:layer="layout" svg:x1="23.114cm" svg:y1="6.841cm" svg:x2="23.114cm" svg:y2="7.874cm">
          <text:p/>
        </draw:line>
        <draw:line draw:style-name="gr11" draw:text-style-name="P11" draw:layer="layout" svg:x1="22.352cm" svg:y1="7.874cm" svg:x2="22.352cm" svg:y2="6.738cm">
          <text:p/>
        </draw:lin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evdev Basic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<text:a xlink:href="https://python-evdev.readthedocs.io/en/latest" xlink:type="simple">https://python-evdev.readthedocs.io/en/latest</text:a></text:p>
                <text:p text:style-name="P7"/>
              </text:list-item>
              <text:list-item>
                <text:p text:style-name="P7"><text:span text:style-name="T8">evdev</text:span> is a Linux interface that passes events from the computer system (kernel) to your program or script (userspace) <text:line-break/></text:p>
              </text:list-item>
              <text:list-item>
                <text:p text:style-name="P7">Some popular uses of <text:span text:style-name="T8">evdev</text:span> :</text:p>
                <text:list>
                  <text:list-item>
                    <text:p text:style-name="P8">Reading data from devices (gampads, keyboards, mice) in /dev/input </text:p>
                  </text:list-item>
                  <text:list-item>
                    <text:p text:style-name="P8">Injecting events like key presses or gamepad events</text:p>
                  </text:list-item>
                  <text:list-item>
                    <text:p text:style-name="P8">Reading data synchronously (for event in device.read_loop()…)</text:p>
                  </text:list-item>
                  <text:list-item>
                    <text:p text:style-name="P8">Reading data asynchronously for more responsive code (asyncio)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This only works on Linux systems since evdev depends on the Linux kernel </text:p>
                <text:list>
                  <text:list-item>
                    <text:p text:style-name="P8">Mac users can a different package like pygame or SDL, which are more portable<text:line-break/></text:p>
                  </text:list-item>
                </text:list>
              </text:list-item>
              <text:list-item>
                <text:p text:style-name="P7">Install Python 3 on a Linux computer (RPi, etc)<text:line-break/><text:tab/>&gt; sudo apt install python3<text:line-break/></text:p>
              </text:list-item>
              <text:list-item>
                <text:p text:style-name="P7">Install Python package manager (‘pip’) </text:p>
                <text:list>
                  <text:list-header>
                    <text:p text:style-name="P8">&gt; sudo apt install python3-pip<text:line-break/></text:p>
                  </text:list-header>
                </text:list>
              </text:list-item>
              <text:list-item>
                <text:p text:style-name="P8">Install evdev module using the PIP for Python3 (not ‘pip’)</text:p>
                <text:p text:style-name="P13"><text:span text:style-name="T9"><text:s text:c="4"/></text:span>&gt; sudo pip3 install evdev</text:p>
                <text:p text:style-name="P8"><text:line-break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Example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monitor.sh – monitor selected device for events. <text:s/></text:p>
                <text:list>
                  <text:list-item>
                    <text:p text:style-name="P8">Good place to start experimenting with what goes with what</text:p>
                  </text:list-item>
                  <text:list-item>
                    <text:p text:style-name="P8">Displays event type (EV_ABS, EV_KEY, etc), source (ABS_X, BTN_A, etc) and value (128, etc)<text:line-break/> </text:p>
                  </text:list-item>
                </text:list>
              </text:list-item>
              <text:list-item>
                <text:p text:style-name="P7">example1.py – listing devices information</text:p>
                <text:p text:style-name="P7"/>
              </text:list-item>
              <text:list-item>
                <text:p text:style-name="P7">example2.py – scan devices, map actions and display output. <text:s/></text:p>
                <text:list>
                  <text:list-item>
                    <text:p text:style-name="P8">This is a start for autoconfig.</text:p>
                  </text:list-item>
                  <text:list-item>
                    <text:p text:style-name="P8">Might be better as an asyncio client</text:p>
                  </text:list-item>
                </text:list>
                <text:p text:style-name="P7"/>
                <text:p text:style-name="P8"><text:line-break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Implement as a module talking to MQTT broker</text:p>
                <text:p text:style-name="P7"/>
              </text:list-item>
              <text:list-item>
                <text:p text:style-name="P7">Implement with asychio</text:p>
                <text:p text:style-name="P7"/>
              </text:list-item>
              <text:list-item>
                <text:p text:style-name="P7">Tie a flask instance to MQTT to view gamepad info</text:p>
                <text:list>
                  <text:list-item>
                    <text:p text:style-name="P8">stick location, button states, etc</text:p>
                    <text:p text:style-name="P8"/>
                  </text:list-item>
                </text:list>
              </text:list-item>
              <text:list-item>
                <text:p text:style-name="P8">Tie robot drive to gamepad topics on MQTT bus </text:p>
                <text:p text:style-name="P7"/>
                <text:p text:style-name="P8"><text:line-break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Hardware Consideration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Use a general purpose game pad</text:p>
                <text:list>
                  <text:list-item>
                    <text:p text:style-name="P8">Considered Bluetooth (hard to pair) </text:p>
                  </text:list-item>
                  <text:list-item>
                    <text:p text:style-name="P8">EasySMX</text:p>
                    <text:list>
                      <text:list-item>
                        <text:p text:style-name="P8">Easy to pair</text:p>
                      </text:list-item>
                      <text:list-item>
                        <text:p text:style-name="P8">No need for a special adapter</text:p>
                      </text:list-item>
                      <text:list-item>
                        <text:p text:style-name="P8">Cheap (~$25)</text:p>
                      </text:list-item>
                      <text:list-item>
                        <text:p text:style-name="P8">Be careful of the mode! (need to have LED1, LED2 lit)</text:p>
                      </text:list-item>
                      <text:list-item>
                        <text:p text:style-name="P8">Distance is good, but only about 10 feet</text:p>
                        <text:p text:style-name="P8"/>
                      </text:list-item>
                    </text:list>
                  </text:list-item>
                  <text:list-item>
                    <text:p text:style-name="P8">Need to handle if system is booted w/out controller since it goes to sleep</text:p>
                  </text:list-item>
                  <text:list-item>
                    <text:p text:style-name="P8">Needed to label the USB adapter since it has no markings at all (!)</text:p>
                    <text:p text:style-name="P8"/>
                    <text:p text:style-name="P8"/>
                    <text:list>
                      <text:list-item>
                        <text:list>
                          <text:list-header>
                            <text:p text:style-name="P8"/>
                          </text:list-header>
                        </text:list>
                      </text:list-item>
                    </text:list>
                  </text:list-item>
                </text:list>
                <text:p text:style-name="P7"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Python Job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nior Python Dev @ Cognaisent</text:p>
                <text:list>
                  <text:list-item>
                    <text:p>AI/Machine Learning</text:p>
                  </text:list-item>
                  <text:list-item>
                    <text:p><text:a xlink:href="http://cognaisent.com/seniorpythondev.html" xlink:type="simple">http://cognaisent.com/seniorpythondev.html</text:a></text:p>
                  </text:list-item>
                  <text:list-item>
                    <text:p>FMI: <text:a xlink:href="mailto:ted@cognaisent.com" xlink:type="simple">ted@cognaisent.com</text:a></text:p>
                  </text:list-item>
                </text:list>
                <text:p/>
              </text:list-item>
              <text:list-item>
                <text:p>Indeed</text:p>
                <text:list>
                  <text:list-item>
                    <text:p>Senior Data Engineer @ L. L. Bean</text:p>
                  </text:list-item>
                  <text:list-item>
                    <text:p>Senior Data Engineer @ Vet’s First Choice</text:p>
                  </text:list-item>
                  <text:list-item>
                    <text:p>Software Development Engineer 1 @ WEX</text:p>
                  </text:list-item>
                  <text:list-item>
                    <text:p>Applications Engineer @ PTC</text:p>
                  </text:list-item>
                  <text:list-item>
                    <text:p>Software QA Eng II @ Blackhawk Network (Cashstar)</text:p>
                  </text:list-item>
                  <text:list-item>
                    <text:p>Quality Assurance Eng @ ForeFligh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Upcoming Event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PyCascade</text:span> – February 23-24, Seattle, WA</text:p>
              </text:list-item>
              <text:list-item>
                <text:p text:style-name="P14"><text:span text:style-name="T7">Pycon</text:span> – May 1-9 in Cleveland, OH</text:p>
              </text:list-item>
              <text:list-item>
                <text:p><text:span text:style-name="T7">!!Con 2018</text:span> – May 12-13 in NYC</text:p>
                <text:list>
                  <text:list-item>
                    <text:p><text:span text:style-name="T8">The joy, excitement, and surprise of computing</text:span></text:p>
                  </text:list-item>
                </text:list>
              </text:list-item>
              <text:list-item>
                <text:p><text:span text:style-name="T7">Start Up Maine</text:span> – TBD 2019 in Portland, ME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Upcoming Talks</text:p>
          </draw:text-box>
        </draw:frame>
        <draw:frame presentation:style-name="pr3" draw:layer="layout" svg:width="12.297cm" svg:height="9.134cm" svg:x="1.4cm" svg:y="3.685cm" presentation:class="outline">
          <draw:text-box>
            <text:list text:style-name="L2">
              <text:list-item>
                <text:p>Planning</text:p>
                <text:list>
                  <text:list-item>
                    <text:p>More Gamepad <text:s/></text:p>
                  </text:list-item>
                  <text:list-item>
                    <text:p>Basic Python</text:p>
                    <text:list>
                      <text:list-item>
                        <text:p>Installing, idioms, etc</text:p>
                      </text:list-item>
                    </text:list>
                  </text:list-item>
                  <text:list-item>
                    <text:p>Jupyter</text:p>
                    <text:list>
                      <text:list-item>
                        <text:p>Installation (shared server?)</text:p>
                      </text:list-item>
                      <text:list-item>
                        <text:p>Exploring ‘big’ data</text:p>
                      </text:list-item>
                      <text:list-item>
                        <text:p>Tips and tric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12.297cm" svg:height="9.134cm" svg:x="14.313cm" svg:y="3.685cm" presentation:class="outline">
          <draw:text-box>
            <text:list text:style-name="L2">
              <text:list-item>
                <text:p>Ideas</text:p>
              </text:list-item>
              <text:list-item>
                <text:p text:style-name="P13"><text:span text:style-name="T10">Data Analytics: <text:s/>Suggestions or interests?</text:span></text:p>
              </text:list-item>
              <text:list-item>
                <text:p text:style-name="P13"><text:span text:style-name="T10">Data Science: Numpy, SciPy</text:span></text:p>
              </text:list-item>
              <text:list-item>
                <text:p text:style-name="P13"><text:span text:style-name="T10">Web Development. <text:s/>Django, flask, responder, etc</text:span></text:p>
              </text:list-item>
              <text:list-item>
                <text:p text:style-name="P13"><text:span text:style-name="T10">Server scripts</text:span></text:p>
              </text:list-item>
              <text:list-item>
                <text:p text:style-name="P13"><text:span text:style-name="T10">Robotics: <text:s/>MicroPython, IoT, device testing, vision (OpenMV)</text:span></text:p>
              </text:list-item>
              <text:list-item>
                <text:p text:style-name="P13"><text:span text:style-name="T10">Desktop applications: Tk, Qt, GTK, wxPython </text:span></text:p>
              </text:list-item>
              <text:list-item>
                <text:p text:style-name="P13"><text:span text:style-name="T10">Alternate implementations: <text:s/>MicroPython (embedded), Nuitka (compiled Python), Brython (JS Python), Cython (restricted data set compilation)</text:span></text:p>
                <text:p text:style-name="P13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0">Thanks to Big Room Studios for this great space</text:span><text:span text:style-name="T10"><text:line-break/></text:span><text:span text:style-name="T10"/></text:p>
              </text:list-item>
              <text:list-item>
                <text:p text:style-name="P7"><text:span text:style-name="T10">Thanks to Hack Portland for sponsoring </text:span></text:p>
                <text:list>
                  <text:list-item>
                    <text:p text:style-name="P8"><text:span text:style-name="T10">Please donate to Hack Portland on Open Collective, if you can </text:span></text:p>
                    <text:list>
                      <text:list-item>
                        <text:p text:style-name="P8"><text:span text:style-name="T10">It helps with Pizza and creating new interest grou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Resourc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7">Python Hack Night Github</text:p>
                <text:list>
                  <text:list-item>
                    <text:p text:style-name="P8">Its set up, code coming soon..<text:line-break/></text:p>
                  </text:list-item>
                </text:list>
              </text:list-item>
              <text:list-item>
                <text:p text:style-name="P7">Python Hack Night Trello</text:p>
                <text:list>
                  <text:list-item>
                    <text:p text:style-name="P8">Not set up yet, good place to track talks, projects, etc?</text:p>
                  </text:list-item>
                </text:list>
                <text:p text:style-name="P7"/>
              </text:list-item>
              <text:list-item>
                <text:p text:style-name="P7">Hack Portland Web Site</text:p>
                <text:list>
                  <text:list-item>
                    <text:p text:style-name="P8">Hack Portland Slack link (#general, #random, etc)</text:p>
                  </text:list-item>
                  <text:list-item>
                    <text:p text:style-name="P8">Links for donating to Hack Portland Open Collec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December Bonu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ork through an Advent of Code</text:p>
                <text:list>
                  <text:list-item>
                    <text:p>http://adventofcode.co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21:26:13.107988401</meta:creation-date>
    <dc:date>2018-12-17T22:32:36.455145851</dc:date>
    <meta:editing-duration>PT6H24M37S</meta:editing-duration>
    <meta:editing-cycles>110</meta:editing-cycles>
    <meta:generator>LibreOffice/6.0.6.2$Linux_X86_64 LibreOffice_project/00m0$Build-2</meta:generator>
    <meta:document-statistic meta:object-count="129"/>
  </office:meta>
</office:document-meta>
</file>